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000000580D349DC1427C978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.057cm" svg:height="27.25cm" svg:x="0cm" svg:y="1cm">
          <draw:image xlink:href="Pictures/100002010000044000000580D349DC1427C9787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7T18:53:04.900000000</meta:creation-date>
    <dc:date>2021-11-07T18:53:46.625000000</dc:date>
    <meta:editing-duration>PT42S</meta:editing-duration>
    <meta:editing-cycles>1</meta:editing-cycles>
    <meta:document-statistic meta:object-count="1"/>
    <meta:generator>LibreOffice/7.0.1.2$Windows_X86_64 LibreOffice_project/7cbcfc562f6eb6708b5ff7d7397325de9e764452</meta:generator>
  </office:meta>
</office:document-meta>
</file>